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7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3472in"/>
    </style:style>
    <style:style style:name="co6" style:family="table-column">
      <style:table-column-properties fo:break-before="auto" style:column-width="1.3929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5992in"/>
    </style:style>
    <style:style style:name="co9" style:family="table-column">
      <style:table-column-properties fo:break-before="auto" style:column-width="0.6453in"/>
    </style:style>
    <style:style style:name="co10" style:family="table-column">
      <style:table-column-properties fo:break-before="auto" style:column-width="0.7807in"/>
    </style:style>
    <style:style style:name="co11" style:family="table-column">
      <style:table-column-properties fo:break-before="auto" style:column-width="1.5402in"/>
    </style:style>
    <style:style style:name="co12" style:family="table-column">
      <style:table-column-properties fo:break-before="auto" style:column-width="0.9283in"/>
    </style:style>
    <style:style style:name="co13" style:family="table-column">
      <style:table-column-properties fo:break-before="auto" style:column-width="1.7102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8008in"/>
    </style:style>
    <style:style style:name="co16" style:family="table-column">
      <style:table-column-properties fo:break-before="auto" style:column-width="1.5173in"/>
    </style:style>
    <style:style style:name="co17" style:family="table-column">
      <style:table-column-properties fo:break-before="auto" style:column-width="1.5634in"/>
    </style:style>
    <style:style style:name="co18" style:family="table-column">
      <style:table-column-properties fo:break-before="auto" style:column-width="1.6874in"/>
    </style:style>
    <style:style style:name="co19" style:family="table-column">
      <style:table-column-properties fo:break-before="auto" style:column-width="1.4835in"/>
    </style:style>
    <style:style style:name="co20" style:family="table-column">
      <style:table-column-properties fo:break-before="auto" style:column-width="1.222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6.75_dataset_klb_s1-mamut-linked_turning_on_cel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pot ID</text:p>
          </table:table-cell>
          <table:table-cell office:value-type="string" calcext:value-type="string">
            <text:p>Track ID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Cell division time</text:p>
          </table:table-cell>
          <table:table-cell office:value-type="string" calcext:value-type="string">
            <text:p>Source ID</text:p>
          </table:table-cell>
          <table:table-cell office:value-type="string" calcext:value-type="string">
            <text:p>Manual spot color</text:p>
          </table:table-cell>
          <table:table-cell office:value-type="string" calcext:value-type="string">
            <text:p>Mean intensity ch1</text:p>
          </table:table-cell>
          <table:table-cell office:value-type="string" calcext:value-type="string">
            <text:p>Median intensity ch1</text:p>
          </table:table-cell>
          <table:table-cell office:value-type="string" calcext:value-type="string">
            <text:p>Min intensity ch1</text:p>
          </table:table-cell>
          <table:table-cell office:value-type="string" calcext:value-type="string">
            <text:p>Max intensity ch1</text:p>
          </table:table-cell>
          <table:table-cell office:value-type="string" calcext:value-type="string">
            <text:p>Sum intensity ch1</text:p>
          </table:table-cell>
          <table:table-cell office:value-type="string" calcext:value-type="string">
            <text:p>Std intensity ch1</text:p>
          </table:table-cell>
          <table:table-cell office:value-type="string" calcext:value-type="string">
            <text:p>Contrast ch1</text:p>
          </table:table-cell>
          <table:table-cell office:value-type="string" calcext:value-type="string">
            <text:p>Signal/Noise ratio ch1</text:p>
          </table:table-cell>
          <table:table-cell office:value-type="string" calcext:value-type="string">
            <text:p>Manual spot color</text:p>
          </table:table-cell>
        </table:table-row>
        <table:table-row table:style-name="ro1">
          <table:table-cell office:value-type="string" calcext:value-type="string">
            <text:p>ID6528</text:p>
          </table:table-cell>
          <table:table-cell office:value-type="float" office:value="6528" calcext:value-type="float">
            <text:p>65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6.1477267795163" calcext:value-type="float">
            <text:p>16.1477267795163</text:p>
          </table:table-cell>
          <table:table-cell office:value-type="float" office:value="1393.09104250992" calcext:value-type="float">
            <text:p>1393.09104250992</text:p>
          </table:table-cell>
          <table:table-cell office:value-type="float" office:value="-623.674100771037" calcext:value-type="float">
            <text:p>-623.6741007710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5695708712614" calcext:value-type="float">
            <text:p>10.56957087126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128" calcext:value-type="float">
            <text:p>8128</text:p>
          </table:table-cell>
          <table:table-cell office:value-type="float" office:value="6.48962793842223" calcext:value-type="float">
            <text:p>6.48962793842223</text:p>
          </table:table-cell>
          <table:table-cell office:value-type="float" office:value="0.472379716810047" calcext:value-type="float">
            <text:p>0.472379716810047</text:p>
          </table:table-cell>
          <table:table-cell office:value-type="float" office:value="1.04505456708119" calcext:value-type="float">
            <text:p>1.04505456708119</text:p>
          </table:table-cell>
          <table:table-cell/>
        </table:table-row>
        <table:table-row table:style-name="ro1">
          <table:table-cell office:value-type="string" calcext:value-type="string">
            <text:p>ID6531</text:p>
          </table:table-cell>
          <table:table-cell office:value-type="float" office:value="6531" calcext:value-type="float">
            <text:p>65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1.9187736567078" calcext:value-type="float">
            <text:p>51.9187736567078</text:p>
          </table:table-cell>
          <table:table-cell office:value-type="float" office:value="1451.85776237959" calcext:value-type="float">
            <text:p>1451.85776237959</text:p>
          </table:table-cell>
          <table:table-cell office:value-type="float" office:value="-654.334998094343" calcext:value-type="float">
            <text:p>-654.33499809434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7100130039012" calcext:value-type="float">
            <text:p>32.71001300390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5154" calcext:value-type="float">
            <text:p>25154</text:p>
          </table:table-cell>
          <table:table-cell office:value-type="float" office:value="5.96128273081439" calcext:value-type="float">
            <text:p>5.96128273081439</text:p>
          </table:table-cell>
          <table:table-cell office:value-type="float" office:value="0.289465106081212" calcext:value-type="float">
            <text:p>0.289465106081212</text:p>
          </table:table-cell>
          <table:table-cell office:value-type="float" office:value="2.46352864724346" calcext:value-type="float">
            <text:p>2.46352864724346</text:p>
          </table:table-cell>
          <table:table-cell/>
        </table:table-row>
        <table:table-row table:style-name="ro1">
          <table:table-cell office:value-type="string" calcext:value-type="string">
            <text:p>ID6537</text:p>
          </table:table-cell>
          <table:table-cell office:value-type="float" office:value="6537" calcext:value-type="float">
            <text:p>653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.99351740407809" calcext:value-type="float">
            <text:p>8.99351740407809</text:p>
          </table:table-cell>
          <table:table-cell office:value-type="float" office:value="1302.64139540617" calcext:value-type="float">
            <text:p>1302.64139540617</text:p>
          </table:table-cell>
          <table:table-cell office:value-type="float" office:value="-618.563951217152" calcext:value-type="float">
            <text:p>-618.5639512171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03901170351108" calcext:value-type="float">
            <text:p>9.039011703511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951" calcext:value-type="float">
            <text:p>6951</text:p>
          </table:table-cell>
          <table:table-cell office:value-type="float" office:value="3.42950389104093" calcext:value-type="float">
            <text:p>3.42950389104093</text:p>
          </table:table-cell>
          <table:table-cell office:value-type="float" office:value="0.335166627232808" calcext:value-type="float">
            <text:p>0.335166627232808</text:p>
          </table:table-cell>
          <table:table-cell office:value-type="float" office:value="1.32325926979624" calcext:value-type="float">
            <text:p>1.32325926979624</text:p>
          </table:table-cell>
          <table:table-cell/>
        </table:table-row>
        <table:table-row table:style-name="ro1">
          <table:table-cell office:value-type="string" calcext:value-type="string">
            <text:p>ID6540</text:p>
          </table:table-cell>
          <table:table-cell office:value-type="float" office:value="6540" calcext:value-type="float">
            <text:p>654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7.3196390582117" calcext:value-type="float">
            <text:p>47.3196390582117</text:p>
          </table:table-cell>
          <table:table-cell office:value-type="float" office:value="1341.98954697108" calcext:value-type="float">
            <text:p>1341.98954697108</text:p>
          </table:table-cell>
          <table:table-cell office:value-type="float" office:value="-618.563951217152" calcext:value-type="float">
            <text:p>-618.56395121715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8751625487645" calcext:value-type="float">
            <text:p>35.875162548764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7588" calcext:value-type="float">
            <text:p>27588</text:p>
          </table:table-cell>
          <table:table-cell office:value-type="float" office:value="7.15527336900988" calcext:value-type="float">
            <text:p>7.15527336900988</text:p>
          </table:table-cell>
          <table:table-cell office:value-type="float" office:value="0.200573317131824" calcext:value-type="float">
            <text:p>0.200573317131824</text:p>
          </table:table-cell>
          <table:table-cell office:value-type="float" office:value="1.67525958944613" calcext:value-type="float">
            <text:p>1.67525958944613</text:p>
          </table:table-cell>
          <table:table-cell/>
        </table:table-row>
        <table:table-row table:style-name="ro1">
          <table:table-cell office:value-type="string" calcext:value-type="string">
            <text:p>ID6545</text:p>
          </table:table-cell>
          <table:table-cell office:value-type="float" office:value="6545" calcext:value-type="float">
            <text:p>654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306263162474465" calcext:value-type="float">
            <text:p>0.306263162474465</text:p>
          </table:table-cell>
          <table:table-cell office:value-type="float" office:value="1224.45610723173" calcext:value-type="float">
            <text:p>1224.45610723173</text:p>
          </table:table-cell>
          <table:table-cell office:value-type="float" office:value="-715.656792740957" calcext:value-type="float">
            <text:p>-715.65679274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80234070221072" calcext:value-type="float">
            <text:p>8.802340702210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69" calcext:value-type="float">
            <text:p>6769</text:p>
          </table:table-cell>
          <table:table-cell office:value-type="float" office:value="3.95777777681439" calcext:value-type="float">
            <text:p>3.95777777681439</text:p>
          </table:table-cell>
          <table:table-cell office:value-type="float" office:value="0.223689181140209" calcext:value-type="float">
            <text:p>0.223689181140209</text:p>
          </table:table-cell>
          <table:table-cell office:value-type="float" office:value="0.81311247408609" calcext:value-type="float">
            <text:p>0.81311247408609</text:p>
          </table:table-cell>
          <table:table-cell/>
        </table:table-row>
        <table:table-row table:style-name="ro1">
          <table:table-cell office:value-type="string" calcext:value-type="string">
            <text:p>ID6548</text:p>
          </table:table-cell>
          <table:table-cell office:value-type="float" office:value="6548" calcext:value-type="float">
            <text:p>654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7.6103549058312" calcext:value-type="float">
            <text:p>37.6103549058312</text:p>
          </table:table-cell>
          <table:table-cell office:value-type="float" office:value="1234.16539138411" calcext:value-type="float">
            <text:p>1234.16539138411</text:p>
          </table:table-cell>
          <table:table-cell office:value-type="float" office:value="-644.114698986575" calcext:value-type="float">
            <text:p>-644.11469898657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.8686605981796" calcext:value-type="float">
            <text:p>44.868660598179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34504" calcext:value-type="float">
            <text:p>34504</text:p>
          </table:table-cell>
          <table:table-cell office:value-type="float" office:value="10.7618475605822" calcext:value-type="float">
            <text:p>10.7618475605822</text:p>
          </table:table-cell>
          <table:table-cell office:value-type="float" office:value="0.205549155153012" calcext:value-type="float">
            <text:p>0.205549155153012</text:p>
          </table:table-cell>
          <table:table-cell office:value-type="float" office:value="1.42172970670936" calcext:value-type="float">
            <text:p>1.42172970670936</text:p>
          </table:table-cell>
          <table:table-cell/>
        </table:table-row>
        <table:table-row table:style-name="ro1">
          <table:table-cell office:value-type="string" calcext:value-type="string">
            <text:p>ID6554</text:p>
          </table:table-cell>
          <table:table-cell office:value-type="float" office:value="6554" calcext:value-type="float">
            <text:p>655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3.27084152524466" calcext:value-type="float">
            <text:p>-3.27084152524466</text:p>
          </table:table-cell>
          <table:table-cell office:value-type="float" office:value="1365.49623491895" calcext:value-type="float">
            <text:p>1365.49623491895</text:p>
          </table:table-cell>
          <table:table-cell office:value-type="float" office:value="-664.555297202113" calcext:value-type="float">
            <text:p>-664.5552972021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45643693107932" calcext:value-type="float">
            <text:p>3.456436931079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58" calcext:value-type="float">
            <text:p>2658</text:p>
          </table:table-cell>
          <table:table-cell office:value-type="float" office:value="3.35464359391217" calcext:value-type="float">
            <text:p>3.35464359391217</text:p>
          </table:table-cell>
          <table:table-cell office:value-type="float" office:value="0.391669101787022" calcext:value-type="float">
            <text:p>0.391669101787022</text:p>
          </table:table-cell>
          <table:table-cell office:value-type="float" office:value="0.579956704110418" calcext:value-type="float">
            <text:p>0.579956704110418</text:p>
          </table:table-cell>
          <table:table-cell/>
        </table:table-row>
        <table:table-row table:style-name="ro1">
          <table:table-cell office:value-type="string" calcext:value-type="string">
            <text:p>ID6557</text:p>
          </table:table-cell>
          <table:table-cell office:value-type="float" office:value="6557" calcext:value-type="float">
            <text:p>655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4.0021555884021" calcext:value-type="float">
            <text:p>-14.0021555884021</text:p>
          </table:table-cell>
          <table:table-cell office:value-type="float" office:value="1313.37270946932" calcext:value-type="float">
            <text:p>1313.37270946932</text:p>
          </table:table-cell>
          <table:table-cell office:value-type="float" office:value="-664.555297202113" calcext:value-type="float">
            <text:p>-664.5552972021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890767230169" calcext:value-type="float">
            <text:p>35.8907672301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7600" calcext:value-type="float">
            <text:p>27600</text:p>
          </table:table-cell>
          <table:table-cell office:value-type="float" office:value="9.7306715766419" calcext:value-type="float">
            <text:p>9.7306715766419</text:p>
          </table:table-cell>
          <table:table-cell office:value-type="float" office:value="0.285089826511373" calcext:value-type="float">
            <text:p>0.285089826511373</text:p>
          </table:table-cell>
          <table:table-cell office:value-type="float" office:value="1.63650809302313" calcext:value-type="float">
            <text:p>1.63650809302313</text:p>
          </table:table-cell>
          <table:table-cell/>
        </table:table-row>
        <table:table-row table:style-name="ro1">
          <table:table-cell office:value-type="string" calcext:value-type="string">
            <text:p>ID6562</text:p>
          </table:table-cell>
          <table:table-cell office:value-type="float" office:value="6562" calcext:value-type="float">
            <text:p>656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2.4691107222367" calcext:value-type="float">
            <text:p>-12.4691107222367</text:p>
          </table:table-cell>
          <table:table-cell office:value-type="float" office:value="1230.58828669639" calcext:value-type="float">
            <text:p>1230.58828669639</text:p>
          </table:table-cell>
          <table:table-cell office:value-type="float" office:value="-889.40187757303" calcext:value-type="float">
            <text:p>-889.40187757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0013003901171" calcext:value-type="float">
            <text:p>10.00130039011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91" calcext:value-type="float">
            <text:p>7691</text:p>
          </table:table-cell>
          <table:table-cell office:value-type="float" office:value="3.61762876621096" calcext:value-type="float">
            <text:p>3.61762876621096</text:p>
          </table:table-cell>
          <table:table-cell office:value-type="float" office:value="0.333430629070496" calcext:value-type="float">
            <text:p>0.333430629070496</text:p>
          </table:table-cell>
          <table:table-cell office:value-type="float" office:value="1.38260312425596" calcext:value-type="float">
            <text:p>1.38260312425596</text:p>
          </table:table-cell>
          <table:table-cell/>
        </table:table-row>
        <table:table-row table:style-name="ro1">
          <table:table-cell office:value-type="string" calcext:value-type="string">
            <text:p>ID6565</text:p>
          </table:table-cell>
          <table:table-cell office:value-type="float" office:value="6565" calcext:value-type="float">
            <text:p>656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.50453235946654" calcext:value-type="float">
            <text:p>9.50453235946654</text:p>
          </table:table-cell>
          <table:table-cell office:value-type="float" office:value="1240.80858580416" calcext:value-type="float">
            <text:p>1240.80858580416</text:p>
          </table:table-cell>
          <table:table-cell office:value-type="float" office:value="-920.062774896337" calcext:value-type="float">
            <text:p>-920.06277489633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.2249674902471" calcext:value-type="float">
            <text:p>16.2249674902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477" calcext:value-type="float">
            <text:p>12477</text:p>
          </table:table-cell>
          <table:table-cell office:value-type="float" office:value="9.12386412908902" calcext:value-type="float">
            <text:p>9.12386412908902</text:p>
          </table:table-cell>
          <table:table-cell office:value-type="float" office:value="0.174952662307882" calcext:value-type="float">
            <text:p>0.174952662307882</text:p>
          </table:table-cell>
          <table:table-cell office:value-type="float" office:value="0.529584429444853" calcext:value-type="float">
            <text:p>0.529584429444853</text:p>
          </table:table-cell>
          <table:table-cell/>
        </table:table-row>
        <table:table-row table:style-name="ro1">
          <table:table-cell office:value-type="string" calcext:value-type="string">
            <text:p>ID6577</text:p>
          </table:table-cell>
          <table:table-cell office:value-type="float" office:value="6577" calcext:value-type="float">
            <text:p>657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6.1925050512085" calcext:value-type="float">
            <text:p>86.1925050512085</text:p>
          </table:table-cell>
          <table:table-cell office:value-type="float" office:value="1523.21343097303" calcext:value-type="float">
            <text:p>1523.21343097303</text:p>
          </table:table-cell>
          <table:table-cell office:value-type="float" office:value="-973.21087820189" calcext:value-type="float">
            <text:p>-973.2108782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8179453836152" calcext:value-type="float">
            <text:p>10.81794538361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319" calcext:value-type="float">
            <text:p>8319</text:p>
          </table:table-cell>
          <table:table-cell office:value-type="float" office:value="4.87987367943285" calcext:value-type="float">
            <text:p>4.87987367943285</text:p>
          </table:table-cell>
          <table:table-cell office:value-type="float" office:value="0.251598098244913" calcext:value-type="float">
            <text:p>0.251598098244913</text:p>
          </table:table-cell>
          <table:table-cell office:value-type="float" office:value="0.891268709532247" calcext:value-type="float">
            <text:p>0.891268709532247</text:p>
          </table:table-cell>
          <table:table-cell/>
        </table:table-row>
        <table:table-row table:style-name="ro1">
          <table:table-cell office:value-type="string" calcext:value-type="string">
            <text:p>ID6574</text:p>
          </table:table-cell>
          <table:table-cell office:value-type="float" office:value="6574" calcext:value-type="float">
            <text:p>657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37.620232048965" calcext:value-type="float">
            <text:p>137.620232048965</text:p>
          </table:table-cell>
          <table:table-cell office:value-type="float" office:value="1583.25329517027" calcext:value-type="float">
            <text:p>1583.25329517027</text:p>
          </table:table-cell>
          <table:table-cell office:value-type="float" office:value="-979.391675133902" calcext:value-type="float">
            <text:p>-979.39167513390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.8478543563069" calcext:value-type="float">
            <text:p>40.847854356306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31412" calcext:value-type="float">
            <text:p>31412</text:p>
          </table:table-cell>
          <table:table-cell office:value-type="float" office:value="17.0370001363335" calcext:value-type="float">
            <text:p>17.0370001363335</text:p>
          </table:table-cell>
          <table:table-cell office:value-type="float" office:value="0.257285417038154" calcext:value-type="float">
            <text:p>0.257285417038154</text:p>
          </table:table-cell>
          <table:table-cell office:value-type="float" office:value="0.981267489729839" calcext:value-type="float">
            <text:p>0.981267489729839</text:p>
          </table:table-cell>
          <table:table-cell/>
        </table:table-row>
        <table:table-row table:style-name="ro1">
          <table:table-cell office:value-type="string" calcext:value-type="string">
            <text:p>ID6582</text:p>
          </table:table-cell>
          <table:table-cell office:value-type="float" office:value="6582" calcext:value-type="float">
            <text:p>658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3.139662642401" calcext:value-type="float">
            <text:p>63.139662642401</text:p>
          </table:table-cell>
          <table:table-cell office:value-type="float" office:value="1460.83477689165" calcext:value-type="float">
            <text:p>1460.83477689165</text:p>
          </table:table-cell>
          <table:table-cell office:value-type="float" office:value="-982.095280784663" calcext:value-type="float">
            <text:p>-982.0952807846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0039011703511" calcext:value-type="float">
            <text:p>10.00390117035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693" calcext:value-type="float">
            <text:p>7693</text:p>
          </table:table-cell>
          <table:table-cell office:value-type="float" office:value="6.96353862470226" calcext:value-type="float">
            <text:p>6.96353862470226</text:p>
          </table:table-cell>
          <table:table-cell office:value-type="float" office:value="0.29408100688799" calcext:value-type="float">
            <text:p>0.29408100688799</text:p>
          </table:table-cell>
          <table:table-cell office:value-type="float" office:value="0.65294246277472" calcext:value-type="float">
            <text:p>0.65294246277472</text:p>
          </table:table-cell>
          <table:table-cell/>
        </table:table-row>
        <table:table-row table:style-name="ro1">
          <table:table-cell office:value-type="string" calcext:value-type="string">
            <text:p>ID6585</text:p>
          </table:table-cell>
          <table:table-cell office:value-type="float" office:value="6585" calcext:value-type="float">
            <text:p>6585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59.536834350337" calcext:value-type="float">
            <text:p>159.536834350337</text:p>
          </table:table-cell>
          <table:table-cell office:value-type="float" office:value="1555.3227259176" calcext:value-type="float">
            <text:p>1555.3227259176</text:p>
          </table:table-cell>
          <table:table-cell office:value-type="float" office:value="-1012.24293160542" calcext:value-type="float">
            <text:p>-1012.242931605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0377113133941" calcext:value-type="float">
            <text:p>35.037711313394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26944" calcext:value-type="float">
            <text:p>26944</text:p>
          </table:table-cell>
          <table:table-cell office:value-type="float" office:value="11.4149884547362" calcext:value-type="float">
            <text:p>11.4149884547362</text:p>
          </table:table-cell>
          <table:table-cell office:value-type="float" office:value="0.261192638692925" calcext:value-type="float">
            <text:p>0.261192638692925</text:p>
          </table:table-cell>
          <table:table-cell office:value-type="float" office:value="1.27136354625585" calcext:value-type="float">
            <text:p>1.27136354625585</text:p>
          </table:table-cell>
          <table:table-cell/>
        </table:table-row>
        <table:table-row table:style-name="ro1">
          <table:table-cell office:value-type="string" calcext:value-type="string">
            <text:p>ID6594</text:p>
          </table:table-cell>
          <table:table-cell office:value-type="float" office:value="6594" calcext:value-type="float">
            <text:p>659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4.4705561643681" calcext:value-type="float">
            <text:p>-14.4705561643681</text:p>
          </table:table-cell>
          <table:table-cell office:value-type="float" office:value="1257.57476413886" calcext:value-type="float">
            <text:p>1257.57476413886</text:p>
          </table:table-cell>
          <table:table-cell office:value-type="float" office:value="-709.81039516035" calcext:value-type="float">
            <text:p>-709.8103951603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.3576072821847" calcext:value-type="float">
            <text:p>10.35760728218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965" calcext:value-type="float">
            <text:p>7965</text:p>
          </table:table-cell>
          <table:table-cell office:value-type="float" office:value="2.83914645638091" calcext:value-type="float">
            <text:p>2.83914645638091</text:p>
          </table:table-cell>
          <table:table-cell office:value-type="float" office:value="0.234252816815964" calcext:value-type="float">
            <text:p>0.234252816815964</text:p>
          </table:table-cell>
          <table:table-cell office:value-type="float" office:value="1.38478494948666" calcext:value-type="float">
            <text:p>1.38478494948666</text:p>
          </table:table-cell>
          <table:table-cell/>
        </table:table-row>
        <table:table-row table:style-name="ro1">
          <table:table-cell office:value-type="string" calcext:value-type="string">
            <text:p>ID6597</text:p>
          </table:table-cell>
          <table:table-cell office:value-type="float" office:value="6597" calcext:value-type="float">
            <text:p>659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9.516085299" calcext:value-type="float">
            <text:p>29.516085299</text:p>
          </table:table-cell>
          <table:table-cell office:value-type="float" office:value="1300.29006354415" calcext:value-type="float">
            <text:p>1300.29006354415</text:p>
          </table:table-cell>
          <table:table-cell office:value-type="float" office:value="-605.097702623155" calcext:value-type="float">
            <text:p>-605.09770262315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.222366710013" calcext:value-type="float">
            <text:p>30.22236671001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3241" calcext:value-type="float">
            <text:p>23241</text:p>
          </table:table-cell>
          <table:table-cell office:value-type="float" office:value="8.31171481979242" calcext:value-type="float">
            <text:p>8.31171481979242</text:p>
          </table:table-cell>
          <table:table-cell office:value-type="float" office:value="0.208150178365452" calcext:value-type="float">
            <text:p>0.208150178365452</text:p>
          </table:table-cell>
          <table:table-cell office:value-type="float" office:value="1.25292102668997" calcext:value-type="float">
            <text:p>1.25292102668997</text:p>
          </table:table-cell>
          <table:table-cell/>
        </table:table-row>
        <table:table-row table:style-name="ro1">
          <table:table-cell office:value-type="string" calcext:value-type="string">
            <text:p>ID6603</text:p>
          </table:table-cell>
          <table:table-cell office:value-type="float" office:value="6603" calcext:value-type="float">
            <text:p>660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2.4921894790707" calcext:value-type="float">
            <text:p>52.4921894790707</text:p>
          </table:table-cell>
          <table:table-cell office:value-type="float" office:value="1448.21413866029" calcext:value-type="float">
            <text:p>1448.21413866029</text:p>
          </table:table-cell>
          <table:table-cell office:value-type="float" office:value="-894.443793342315" calcext:value-type="float">
            <text:p>-894.4437933423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03771131339402" calcext:value-type="float">
            <text:p>4.037711313394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05" calcext:value-type="float">
            <text:p>3105</text:p>
          </table:table-cell>
          <table:table-cell office:value-type="float" office:value="2.9505266064032" calcext:value-type="float">
            <text:p>2.9505266064032</text:p>
          </table:table-cell>
          <table:table-cell office:value-type="float" office:value="0.284182129699224" calcext:value-type="float">
            <text:p>0.284182129699224</text:p>
          </table:table-cell>
          <table:table-cell office:value-type="float" office:value="0.605669727854386" calcext:value-type="float">
            <text:p>0.605669727854386</text:p>
          </table:table-cell>
          <table:table-cell/>
        </table:table-row>
        <table:table-row table:style-name="ro1">
          <table:table-cell office:value-type="string" calcext:value-type="string">
            <text:p>ID6606</text:p>
          </table:table-cell>
          <table:table-cell office:value-type="float" office:value="6606" calcext:value-type="float">
            <text:p>6606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73.1526754609367" calcext:value-type="float">
            <text:p>73.1526754609367</text:p>
          </table:table-cell>
          <table:table-cell office:value-type="float" office:value="1458.98518672563" calcext:value-type="float">
            <text:p>1458.98518672563</text:p>
          </table:table-cell>
          <table:table-cell office:value-type="float" office:value="-940.31782065106" calcext:value-type="float">
            <text:p>-940.3178206510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.9375812743823" calcext:value-type="float">
            <text:p>28.937581274382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2253" calcext:value-type="float">
            <text:p>22253</text:p>
          </table:table-cell>
          <table:table-cell office:value-type="float" office:value="8.90553753737801" calcext:value-type="float">
            <text:p>8.90553753737801</text:p>
          </table:table-cell>
          <table:table-cell office:value-type="float" office:value="0.265417395568346" calcext:value-type="float">
            <text:p>0.265417395568346</text:p>
          </table:table-cell>
          <table:table-cell office:value-type="float" office:value="1.36309984422478" calcext:value-type="float">
            <text:p>1.36309984422478</text:p>
          </table:table-cell>
          <table:table-cell/>
        </table:table-row>
        <table:table-row table:style-name="ro1">
          <table:table-cell office:value-type="string" calcext:value-type="string">
            <text:p>ID6622</text:p>
          </table:table-cell>
          <table:table-cell office:value-type="float" office:value="6622" calcext:value-type="float">
            <text:p>662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41.7383565214783" calcext:value-type="float">
            <text:p>-41.7383565214783</text:p>
          </table:table-cell>
          <table:table-cell office:value-type="float" office:value="1347.31156081426" calcext:value-type="float">
            <text:p>1347.31156081426</text:p>
          </table:table-cell>
          <table:table-cell office:value-type="float" office:value="-820.971619487212" calcext:value-type="float">
            <text:p>-820.9716194872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48634590377115" calcext:value-type="float">
            <text:p>5.486345903771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219" calcext:value-type="float">
            <text:p>4219</text:p>
          </table:table-cell>
          <table:table-cell office:value-type="float" office:value="3.41948054199315" calcext:value-type="float">
            <text:p>3.41948054199315</text:p>
          </table:table-cell>
          <table:table-cell office:value-type="float" office:value="0.240457800178391" calcext:value-type="float">
            <text:p>0.240457800178391</text:p>
          </table:table-cell>
          <table:table-cell office:value-type="float" office:value="0.622027978904077" calcext:value-type="float">
            <text:p>0.622027978904077</text:p>
          </table:table-cell>
          <table:table-cell/>
        </table:table-row>
        <table:table-row table:style-name="ro1">
          <table:table-cell office:value-type="string" calcext:value-type="string">
            <text:p>ID6626</text:p>
          </table:table-cell>
          <table:table-cell office:value-type="float" office:value="6626" calcext:value-type="float">
            <text:p>6626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3.1615412442199" calcext:value-type="float">
            <text:p>13.1615412442199</text:p>
          </table:table-cell>
          <table:table-cell office:value-type="float" office:value="1422.57690805667" calcext:value-type="float">
            <text:p>1422.57690805667</text:p>
          </table:table-cell>
          <table:table-cell office:value-type="float" office:value="-874.250646757423" calcext:value-type="float">
            <text:p>-874.2506467574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3797139141743" calcext:value-type="float">
            <text:p>20.37971391417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5672" calcext:value-type="float">
            <text:p>15672</text:p>
          </table:table-cell>
          <table:table-cell office:value-type="float" office:value="7.14663414521469" calcext:value-type="float">
            <text:p>7.14663414521469</text:p>
          </table:table-cell>
          <table:table-cell office:value-type="float" office:value="0.267432692102142" calcext:value-type="float">
            <text:p>0.267432692102142</text:p>
          </table:table-cell>
          <table:table-cell office:value-type="float" office:value="1.203416938112" calcext:value-type="float">
            <text:p>1.203416938112</text:p>
          </table:table-cell>
          <table:table-cell/>
        </table:table-row>
        <table:table-row table:style-name="ro1">
          <table:table-cell office:value-type="string" calcext:value-type="string">
            <text:p>ID6632</text:p>
          </table:table-cell>
          <table:table-cell office:value-type="float" office:value="6632" calcext:value-type="float">
            <text:p>6632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4.2036405944916" calcext:value-type="float">
            <text:p>24.2036405944916</text:p>
          </table:table-cell>
          <table:table-cell office:value-type="float" office:value="1220.47252950282" calcext:value-type="float">
            <text:p>1220.47252950282</text:p>
          </table:table-cell>
          <table:table-cell office:value-type="float" office:value="-940.986961800556" calcext:value-type="float">
            <text:p>-940.98696180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25747724317295" calcext:value-type="float">
            <text:p>9.2574772431729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119" calcext:value-type="float">
            <text:p>7119</text:p>
          </table:table-cell>
          <table:table-cell office:value-type="float" office:value="2.88156395294484" calcext:value-type="float">
            <text:p>2.88156395294484</text:p>
          </table:table-cell>
          <table:table-cell office:value-type="float" office:value="0.130758705188363" calcext:value-type="float">
            <text:p>0.130758705188363</text:p>
          </table:table-cell>
          <table:table-cell office:value-type="float" office:value="0.743010682286075" calcext:value-type="float">
            <text:p>0.743010682286075</text:p>
          </table:table-cell>
          <table:table-cell/>
        </table:table-row>
        <table:table-row table:style-name="ro1">
          <table:table-cell office:value-type="string" calcext:value-type="string">
            <text:p>ID6635</text:p>
          </table:table-cell>
          <table:table-cell office:value-type="float" office:value="6635" calcext:value-type="float">
            <text:p>663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11.7125691432927" calcext:value-type="float">
            <text:p>-11.7125691432927</text:p>
          </table:table-cell>
          <table:table-cell office:value-type="float" office:value="1255.77377252995" calcext:value-type="float">
            <text:p>1255.77377252995</text:p>
          </table:table-cell>
          <table:table-cell office:value-type="float" office:value="-888.996968820331" calcext:value-type="float">
            <text:p>-888.9969688203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.736020806242" calcext:value-type="float">
            <text:p>26.7360208062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0560" calcext:value-type="float">
            <text:p>20560</text:p>
          </table:table-cell>
          <table:table-cell office:value-type="float" office:value="4.49817848314551" calcext:value-type="float">
            <text:p>4.49817848314551</text:p>
          </table:table-cell>
          <table:table-cell office:value-type="float" office:value="0.245330842187087" calcext:value-type="float">
            <text:p>0.245330842187087</text:p>
          </table:table-cell>
          <table:table-cell office:value-type="float" office:value="2.34184144664614" calcext:value-type="float">
            <text:p>2.34184144664614</text:p>
          </table:table-cell>
          <table:table-cell/>
        </table:table-row>
        <table:table-row table:style-name="ro1">
          <table:table-cell office:value-type="string" calcext:value-type="string">
            <text:p>ID6700</text:p>
          </table:table-cell>
          <table:table-cell office:value-type="float" office:value="6700" calcext:value-type="float">
            <text:p>6700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7.2580539254394" calcext:value-type="float">
            <text:p>17.2580539254394</text:p>
          </table:table-cell>
          <table:table-cell office:value-type="float" office:value="1441.91051033228" calcext:value-type="float">
            <text:p>1441.91051033228</text:p>
          </table:table-cell>
          <table:table-cell office:value-type="float" office:value="-665.543313492502" calcext:value-type="float">
            <text:p>-665.543313492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01</text:p>
          </table:table-cell>
          <table:table-cell office:value-type="float" office:value="6701" calcext:value-type="float">
            <text:p>670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9.8597860493116" calcext:value-type="float">
            <text:p>49.8597860493116</text:p>
          </table:table-cell>
          <table:table-cell office:value-type="float" office:value="1494.07328173048" calcext:value-type="float">
            <text:p>1494.07328173048</text:p>
          </table:table-cell>
          <table:table-cell office:value-type="float" office:value="-600.339849244758" calcext:value-type="float">
            <text:p>-600.3398492447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16</text:p>
          </table:table-cell>
          <table:table-cell office:value-type="float" office:value="6716" calcext:value-type="float">
            <text:p>6716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2.1339312126907" calcext:value-type="float">
            <text:p>52.1339312126907</text:p>
          </table:table-cell>
          <table:table-cell office:value-type="float" office:value="1471.61605645159" calcext:value-type="float">
            <text:p>1471.61605645159</text:p>
          </table:table-cell>
          <table:table-cell office:value-type="float" office:value="-652.522019862049" calcext:value-type="float">
            <text:p>-652.5220198620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17</text:p>
          </table:table-cell>
          <table:table-cell office:value-type="float" office:value="6717" calcext:value-type="float">
            <text:p>6717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81.3023404123234" calcext:value-type="float">
            <text:p>81.3023404123234</text:p>
          </table:table-cell>
          <table:table-cell office:value-type="float" office:value="1551.74536448277" calcext:value-type="float">
            <text:p>1551.74536448277</text:p>
          </table:table-cell>
          <table:table-cell office:value-type="float" office:value="-618.995112736034" calcext:value-type="float">
            <text:p>-618.9951127360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26</text:p>
          </table:table-cell>
          <table:table-cell office:value-type="float" office:value="6726" calcext:value-type="float">
            <text:p>6726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3.3504348514348" calcext:value-type="float">
            <text:p>43.3504348514348</text:p>
          </table:table-cell>
          <table:table-cell office:value-type="float" office:value="1430.60066813171" calcext:value-type="float">
            <text:p>1430.60066813171</text:p>
          </table:table-cell>
          <table:table-cell office:value-type="float" office:value="-644.203882118945" calcext:value-type="float">
            <text:p>-644.20388211894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27</text:p>
          </table:table-cell>
          <table:table-cell office:value-type="float" office:value="6727" calcext:value-type="float">
            <text:p>6727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93.2812223897495" calcext:value-type="float">
            <text:p>93.2812223897495</text:p>
          </table:table-cell>
          <table:table-cell office:value-type="float" office:value="1382.23021770397" calcext:value-type="float">
            <text:p>1382.23021770397</text:p>
          </table:table-cell>
          <table:table-cell office:value-type="float" office:value="-555.784779186513" calcext:value-type="float">
            <text:p>-555.78477918651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32</text:p>
          </table:table-cell>
          <table:table-cell office:value-type="float" office:value="6732" calcext:value-type="float">
            <text:p>6732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64.4637182065642" calcext:value-type="float">
            <text:p>64.4637182065642</text:p>
          </table:table-cell>
          <table:table-cell office:value-type="float" office:value="1610.20451221821" calcext:value-type="float">
            <text:p>1610.20451221821</text:p>
          </table:table-cell>
          <table:table-cell office:value-type="float" office:value="-946.239762118475" calcext:value-type="float">
            <text:p>-946.2397621184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35</text:p>
          </table:table-cell>
          <table:table-cell office:value-type="float" office:value="6735" calcext:value-type="float">
            <text:p>673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1.266872579021" calcext:value-type="float">
            <text:p>101.266872579021</text:p>
          </table:table-cell>
          <table:table-cell office:value-type="float" office:value="1619.28375024843" calcext:value-type="float">
            <text:p>1619.28375024843</text:p>
          </table:table-cell>
          <table:table-cell office:value-type="float" office:value="-940.106606829447" calcext:value-type="float">
            <text:p>-940.10660682944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53</text:p>
          </table:table-cell>
          <table:table-cell office:value-type="float" office:value="6753" calcext:value-type="float">
            <text:p>6753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4.2695788758861" calcext:value-type="float">
            <text:p>54.2695788758861</text:p>
          </table:table-cell>
          <table:table-cell office:value-type="float" office:value="1589.46192801143" calcext:value-type="float">
            <text:p>1589.46192801143</text:p>
          </table:table-cell>
          <table:table-cell office:value-type="float" office:value="-765.47602144287" calcext:value-type="float">
            <text:p>-765.4760214428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54</text:p>
          </table:table-cell>
          <table:table-cell office:value-type="float" office:value="6754" calcext:value-type="float">
            <text:p>6754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89.0107275766096" calcext:value-type="float">
            <text:p>89.0107275766096</text:p>
          </table:table-cell>
          <table:table-cell office:value-type="float" office:value="1666.21562862931" calcext:value-type="float">
            <text:p>1666.21562862931</text:p>
          </table:table-cell>
          <table:table-cell office:value-type="float" office:value="-765.47602144287" calcext:value-type="float">
            <text:p>-765.4760214428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60</text:p>
          </table:table-cell>
          <table:table-cell office:value-type="float" office:value="6760" calcext:value-type="float">
            <text:p>676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53.7169106274469" calcext:value-type="float">
            <text:p>-53.7169106274469</text:p>
          </table:table-cell>
          <table:table-cell office:value-type="float" office:value="1148.54978019779" calcext:value-type="float">
            <text:p>1148.54978019779</text:p>
          </table:table-cell>
          <table:table-cell office:value-type="float" office:value="-762.250998654782" calcext:value-type="float">
            <text:p>-762.25099865478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58</text:p>
          </table:table-cell>
          <table:table-cell office:value-type="float" office:value="6758" calcext:value-type="float">
            <text:p>6758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8.74924899984535" calcext:value-type="float">
            <text:p>-8.74924899984535</text:p>
          </table:table-cell>
          <table:table-cell office:value-type="float" office:value="1133.78732644845" calcext:value-type="float">
            <text:p>1133.78732644845</text:p>
          </table:table-cell>
          <table:table-cell office:value-type="float" office:value="-700.84132618571" calcext:value-type="float">
            <text:p>-700.8413261857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64</text:p>
          </table:table-cell>
          <table:table-cell office:value-type="float" office:value="6764" calcext:value-type="float">
            <text:p>6764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6.67065121084389" calcext:value-type="float">
            <text:p>-6.67065121084389</text:p>
          </table:table-cell>
          <table:table-cell office:value-type="float" office:value="1236.37322688564" calcext:value-type="float">
            <text:p>1236.37322688564</text:p>
          </table:table-cell>
          <table:table-cell office:value-type="float" office:value="-757.641223337872" calcext:value-type="float">
            <text:p>-757.64122333787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65</text:p>
          </table:table-cell>
          <table:table-cell office:value-type="float" office:value="6765" calcext:value-type="float">
            <text:p>676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6.88775909889756" calcext:value-type="float">
            <text:p>6.88775909889756</text:p>
          </table:table-cell>
          <table:table-cell office:value-type="float" office:value="1257.71415627001" calcext:value-type="float">
            <text:p>1257.71415627001</text:p>
          </table:table-cell>
          <table:table-cell office:value-type="float" office:value="-678.180869458054" calcext:value-type="float">
            <text:p>-678.18086945805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71</text:p>
          </table:table-cell>
          <table:table-cell office:value-type="float" office:value="6771" calcext:value-type="float">
            <text:p>677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2.8995435871401" calcext:value-type="float">
            <text:p>22.8995435871401</text:p>
          </table:table-cell>
          <table:table-cell office:value-type="float" office:value="1488.97956928538" calcext:value-type="float">
            <text:p>1488.97956928538</text:p>
          </table:table-cell>
          <table:table-cell office:value-type="float" office:value="-909.833782331192" calcext:value-type="float">
            <text:p>-909.83378233119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6772</text:p>
          </table:table-cell>
          <table:table-cell office:value-type="float" office:value="6772" calcext:value-type="float">
            <text:p>6772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07.041592875372" calcext:value-type="float">
            <text:p>207.041592875372</text:p>
          </table:table-cell>
          <table:table-cell office:value-type="float" office:value="1560.53472533506" calcext:value-type="float">
            <text:p>1560.53472533506</text:p>
          </table:table-cell>
          <table:table-cell office:value-type="float" office:value="-960.925150796598" calcext:value-type="float">
            <text:p>-960.92515079659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8511</text:p>
          </table:table-cell>
          <table:table-cell office:value-type="float" office:value="8511" calcext:value-type="float">
            <text:p>8511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1.7490572393485" calcext:value-type="float">
            <text:p>41.7490572393485</text:p>
          </table:table-cell>
          <table:table-cell office:value-type="float" office:value="1458.09641695819" calcext:value-type="float">
            <text:p>1458.09641695819</text:p>
          </table:table-cell>
          <table:table-cell office:value-type="float" office:value="-584.031471258783" calcext:value-type="float">
            <text:p>-584.031471258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8513</text:p>
          </table:table-cell>
          <table:table-cell office:value-type="float" office:value="8513" calcext:value-type="float">
            <text:p>8513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127.147790511153" calcext:value-type="float">
            <text:p>127.147790511153</text:p>
          </table:table-cell>
          <table:table-cell office:value-type="float" office:value="1542.23928650541" calcext:value-type="float">
            <text:p>1542.23928650541</text:p>
          </table:table-cell>
          <table:table-cell office:value-type="float" office:value="-552.634878144148" calcext:value-type="float">
            <text:p>-552.6348781441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8517</text:p>
          </table:table-cell>
          <table:table-cell office:value-type="float" office:value="8517" calcext:value-type="float">
            <text:p>8517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66.3361576860879" calcext:value-type="float">
            <text:p>66.3361576860879</text:p>
          </table:table-cell>
          <table:table-cell office:value-type="float" office:value="1570.91733868379" calcext:value-type="float">
            <text:p>1570.91733868379</text:p>
          </table:table-cell>
          <table:table-cell office:value-type="float" office:value="-633.786951288384" calcext:value-type="float">
            <text:p>-633.7869512883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8519</text:p>
          </table:table-cell>
          <table:table-cell office:value-type="float" office:value="8519" calcext:value-type="float">
            <text:p>8519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92.685754734054" calcext:value-type="float">
            <text:p>192.685754734054</text:p>
          </table:table-cell>
          <table:table-cell office:value-type="float" office:value="1595.01589086861" calcext:value-type="float">
            <text:p>1595.01589086861</text:p>
          </table:table-cell>
          <table:table-cell office:value-type="float" office:value="-573.347000332295" calcext:value-type="float">
            <text:p>-573.34700033229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8523</text:p>
          </table:table-cell>
          <table:table-cell office:value-type="float" office:value="8523" calcext:value-type="float">
            <text:p>8523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87.733415406791" calcext:value-type="float">
            <text:p>87.733415406791</text:p>
          </table:table-cell>
          <table:table-cell office:value-type="float" office:value="1594.88477825684" calcext:value-type="float">
            <text:p>1594.88477825684</text:p>
          </table:table-cell>
          <table:table-cell office:value-type="float" office:value="-609.24537090754" calcext:value-type="float">
            <text:p>-609.2453709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8525</text:p>
          </table:table-cell>
          <table:table-cell office:value-type="float" office:value="8525" calcext:value-type="float">
            <text:p>8525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85.054759075631" calcext:value-type="float">
            <text:p>185.054759075631</text:p>
          </table:table-cell>
          <table:table-cell office:value-type="float" office:value="1596.56552999113" calcext:value-type="float">
            <text:p>1596.56552999113</text:p>
          </table:table-cell>
          <table:table-cell office:value-type="float" office:value="-587.604666880865" calcext:value-type="float">
            <text:p>-587.60466688086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8532</text:p>
          </table:table-cell>
          <table:table-cell office:value-type="float" office:value="8532" calcext:value-type="float">
            <text:p>8532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81.1836105397987" calcext:value-type="float">
            <text:p>81.1836105397987</text:p>
          </table:table-cell>
          <table:table-cell office:value-type="float" office:value="1478.88491149488" calcext:value-type="float">
            <text:p>1478.88491149488</text:p>
          </table:table-cell>
          <table:table-cell office:value-type="float" office:value="-1004.58937589645" calcext:value-type="float">
            <text:p>-1004.589375896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8536</text:p>
          </table:table-cell>
          <table:table-cell office:value-type="float" office:value="8536" calcext:value-type="float">
            <text:p>8536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38.989621640296" calcext:value-type="float">
            <text:p>138.989621640296</text:p>
          </table:table-cell>
          <table:table-cell office:value-type="float" office:value="1508.09070419836" calcext:value-type="float">
            <text:p>1508.09070419836</text:p>
          </table:table-cell>
          <table:table-cell office:value-type="float" office:value="-1045.84381851563" calcext:value-type="float">
            <text:p>-1045.8438185156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5T22:15:48.648963280</dc:date>
    <dc:creator>Martin Dominguez</dc:creator>
    <meta:editing-duration>PT20S</meta:editing-duration>
    <meta:editing-cycles>1</meta:editing-cycles>
    <meta:document-statistic meta:table-count="1" meta:cell-count="751" meta:object-count="0"/>
    <meta:generator>LibreOffice/6.4.7.2$Linux_X86_64 LibreOffice_project/40$Build-2</meta:generator>
  </office:meta>
</office:document-meta>
</file>